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f78e" officeooo:paragraph-rsid="0019f78e"/>
    </style:style>
    <style:style style:name="P2" style:family="paragraph" style:parent-style-name="Standard">
      <style:paragraph-properties fo:text-align="start" style:justify-single-word="false"/>
      <style:text-properties officeooo:rsid="0019f78e" officeooo:paragraph-rsid="0019f78e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f78e" officeooo:paragraph-rsid="0019f78e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9f78e" officeooo:paragraph-rsid="0019f78e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19f78e" officeooo:paragraph-rsid="0019f78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PCION DE JSON</text:p>
      <text:p text:style-name="P1"/>
      <text:list text:style-name="L1">
        <text:list-item>
          <text:p text:style-name="P3">Que es JSON ?</text:p>
        </text:list-item>
      </text:list>
      <text:p text:style-name="P2"/>
      <text:p text:style-name="P2">JSON (JavaScript Object Notation) es un formato ligero de intercambio de datos que es fácilmente legible por humanos y fácilmente procesable por máquinas.</text:p>
      <text:p text:style-name="P2"/>
      <text:p text:style-name="P2"><text:s/></text:p>
      <text:p text:style-name="P2">Se ha vuelto un estándar para el intercambio de datos en aplicaciones web y es independiente del lenguaje de programación. JSON se originó como una extensión de la notación de objetos de JavaScript, pero actualmente es ampliamente utilizado en diversos entornos </text:p>
      <text:p text:style-name="P2"/>
      <text:list text:style-name="L2">
        <text:list-item>
          <text:p text:style-name="P4">Quien creo JSON ?</text:p>
        </text:list-item>
      </text:list>
      <text:p text:style-name="P2"/>
      <text:p text:style-name="P2">Fue creado por el estadounidense Brendam Eich en 2001</text:p>
      <text:p text:style-name="P2"/>
      <text:list text:style-name="L3">
        <text:list-item>
          <text:p text:style-name="P5">Por que se creo JSON ?</text:p>
        </text:list-item>
      </text:list>
      <text:p text:style-name="P2"/>
      <text:p text:style-name="P2">Surgio como alternativa a X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1T18:19:39.820000000</meta:creation-date>
    <dc:date>2024-01-21T18:28:54.847000000</dc:date>
    <meta:editing-duration>PT9M15S</meta:editing-duration>
    <meta:editing-cycles>1</meta:editing-cycles>
    <meta:document-statistic meta:table-count="0" meta:image-count="0" meta:object-count="0" meta:page-count="1" meta:paragraph-count="9" meta:word-count="98" meta:character-count="573" meta:non-whitespace-character-count="484"/>
    <meta:generator>LibreOffice/7.5.4.2$Windows_X86_64 LibreOffice_project/36ccfdc35048b057fd9854c757a8b67ec53977b6</meta:generator>
  </office:meta>
</office:document-meta>
</file>